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0000002424CED0175D4FFD5B6.png" manifest:media-type="image/png"/>
  <manifest:file-entry manifest:full-path="Pictures/100000010000031E0000010B1DC416D669D79B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officeooo:rsid="001bf44a" officeooo:paragraph-rsid="001bf44a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6pt" officeooo:rsid="001bf44a" officeooo:paragraph-rsid="001bf44a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-0.404cm" svg:y="1.097cm" svg:width="17cm" svg:height="13.067cm" draw:z-index="0"><draw:image xlink:href="Pictures/10000001000002F0000002424CED0175D4FFD5B6.png" xlink:type="simple" xlink:show="embed" xlink:actuate="onLoad" draw:mime-type="image/png"/></draw:frame>Analyse de documents</text:p>
      <text:p text:style-name="P1"/>
      <text:p text:style-name="P2"><draw:frame draw:style-name="fr1" draw:name="Image2" text:anchor-type="char" svg:width="17cm" svg:height="5.687cm" draw:z-index="1"><draw:image xlink:href="Pictures/100000010000031E0000010B1DC416D669D79BB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09:12:09.901000000</meta:creation-date>
    <dc:date>2025-01-15T09:13:52.425000000</dc:date>
    <meta:editing-duration>PT1M44S</meta:editing-duration>
    <meta:editing-cycles>1</meta:editing-cycles>
    <meta:document-statistic meta:table-count="0" meta:image-count="2" meta:object-count="0" meta:page-count="1" meta:paragraph-count="1" meta:word-count="3" meta:character-count="20" meta:non-whitespace-character-count="18"/>
    <meta:generator>LibreOffice/7.4.3.2$Windows_X86_64 LibreOffice_project/1048a8393ae2eeec98dff31b5c133c5f1d08b890</meta:generator>
  </office:meta>
</office:document-meta>
</file>